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officeooo:paragraph-rsid="001ec11b" style:font-name-asian="Arial1" style:font-size-asian="8pt" style:font-weight-asian="normal" style:font-name-complex="Arial1" style:font-size-complex="8pt" style:font-weight-complex="normal"/>
    </style:style>
    <style:style style:name="T1" style:family="text">
      <style:text-properties officeooo:rsid="001be1a6"/>
    </style:style>
    <style:style style:name="T2" style:family="text">
      <style:text-properties officeooo:rsid="001ec1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4_LS03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Instalación y compartición de impresoras en red desde Windows Server. Gestión de permisos de impresión. Despliegue de impresoras en clientes mediante GPO. Administración de colas de impres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9"><text:span text:style-name="T1">2</text:span>.<text:span text:style-name="T1">do</text:span> trimestre – semana <text:span text:style-name="T2">19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4 – Gestiona los recursos compartidos del sistema interpretando especificaciones y determinando niveles de seguridad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b) Se han identificado los recursos del sistema que se van a compartir y en qué condiciones.</text:p>
            <text:p text:style-name="P6">c) Se han asignado permisos a los recursos del sistema que se van a compartir.</text:p>
            <text:p text:style-name="P6">d) Se han compartido impresoras en red.</text:p>
            <text:p text:style-name="P6">e) Se ha utilizado el entorno gráfico para compartir recursos.</text:p>
          </table:table-cell>
          <table:covered-table-cell/>
          <table:covered-table-cell/>
        </table:table-row>
      </table:table>
      <text:p text:style-name="P7">1/2</text:p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Rol Servidor de impresión (Print and Document Services) en Windows Server.</text:p>
            <text:p text:style-name="P6">2. Instalación de impresoras locales y en red: controladores y puertos.</text:p>
            <text:p text:style-name="P6">3. Compartición de impresoras: nombre de recurso compartido y publicación en AD.</text:p>
            <text:p text:style-name="P6">4. Permisos de impresora: Imprimir, Administrar documentos, Administrar impresoras.</text:p>
            <text:p text:style-name="P6">5. Despliegue de impresoras en clientes mediante GPO (Deployed Printers).</text:p>
            <text:p text:style-name="P6">6. Administración de colas de impresión: prioridades, programación horaria y pausa.</text:p>
            <text:p text:style-name="P6">7. Consola Administración de impresión (Print Management): supervisión centralizada.</text:p>
            <text:p text:style-name="P6">8. Resolución de incidencias habituales en impresión en red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VMs: Windows Server 2019 (servidor de impresión + DC) + Windows 10/11 (cliente).</text:p>
            <text:p text:style-name="P6">· Impresora virtual PDF (PDF Creator o similar) para simulación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cómo comparte una empresa una sola impresora entre 50 usuarios?</text:p>
            <text:p text:style-name="P6">2. Exposición teórica: rol de servidor de impresión, permisos y despliegue.</text:p>
            <text:p text:style-name="P6">3. Demostración guiada: instalación, compartición y despliegue por GPO.</text:p>
            <text:p text:style-name="P6">4. Práctica autónoma: configuración completa con distintos perfiles de acceso.</text:p>
            <text:p text:style-name="P6">5. Verificación desde cliente y gestión de cola; puesta en común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impresora compartida accesible desde cliente con permisos diferenciados (65 %).</text:p>
            <text:p text:style-name="P6">· Cuestionario: permisos de impresora y despliegue GPO (25 %).</text:p>
            <text:p text:style-name="P6">· Observación directa / actitud (10 %).</text:p>
            <text:p text:style-name="P6">Mínimo: impresora desplegada automáticamente en cliente mediante GPO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Impresora virtual preinstalada para alumnado con dificultades.</text:p>
            <text:p text:style-name="P6">· Ampliación: configuración de grupos de impresoras y prioridades avanzadas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6-03-03T08:36:36.569000000</meta:creation-date>
    <dc:date>2026-04-23T08:47:30.236534092</dc:date>
    <meta:generator>LibreOffice/24.2.7.2$Linux_X86_64 LibreOffice_project/420$Build-2</meta:generator>
    <meta:editing-duration>PT19M5S</meta:editing-duration>
    <meta:document-statistic meta:table-count="2" meta:image-count="0" meta:object-count="0" meta:page-count="2" meta:paragraph-count="85" meta:word-count="647" meta:character-count="4501" meta:non-whitespace-character-count="3935"/>
  </office:meta>
</office:document-meta>
</file>